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80000028DC4471BB1AD50DCD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text-align="center" fo:text-indent="-1.27cm"/>
    </style:style>
    <style:style style:name="P6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48cm" svg:y="0.747cm">
          <draw:text-box>
            <text:p text:style-name="P1"><text:span text:style-name="T1">Hymn #688</text:span></text:p>
            <text:p text:style-name="P1"><text:span text:style-name="T2">“</text:span><text:span text:style-name="T2">Come, Follow Me, the Savior Spak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4" draw:layer="layout" svg:width="25.4cm" svg:height="7.011cm" svg:x="1.292cm" svg:y="0.659cm">
          <draw:text-box>
            <text:p text:style-name="P1"><text:span text:style-name="T3">1.</text:span><text:span text:style-name="T4"> “Come, follow Me,” the Savior spake,</text:span><text:span text:style-name="T4"><text:line-break/></text:span><text:span text:style-name="T4">“All in My way abiding;</text:span></text:p>
            <text:p text:style-name="P1"><text:span text:style-name="T4">Deny yourselves, the world forsake,</text:span><text:span text:style-name="T4"><text:line-break/></text:span><text:span text:style-name="T4">Obey My call and guid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4" draw:layer="layout" svg:width="25.4cm" svg:height="3.81cm" svg:x="1.27cm" svg:y="0.762cm">
          <draw:text-box>
            <text:p text:style-name="P1"><text:span text:style-name="T4">O bear the cross, whate’er betide,</text:span><text:span text:style-name="T4"><text:line-break/></text:span><text:span text:style-name="T4">Take My example for your gu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6" draw:layer="layout" svg:width="25.4cm" svg:height="7.112cm" svg:x="1.016cm" svg:y="0.762cm">
          <draw:text-box>
            <text:p text:style-name="P5"><text:span text:style-name="T5">2.</text:span><text:span text:style-name="T6"> “I am the light, I light the way,</text:span></text:p>
            <text:p text:style-name="P5"><text:span text:style-name="T6">A godly life displaying;</text:span></text:p>
            <text:p text:style-name="P5"><text:span text:style-name="T6">I bid you walk as in the day;</text:span></text:p>
            <text:p text:style-name="P5"><text:span text:style-name="T6">I keep your feet from stray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6" draw:layer="layout" svg:width="25.4cm" svg:height="4.064cm" svg:x="1.27cm" svg:y="0.762cm">
          <draw:text-box>
            <text:p text:style-name="P5"><text:span text:style-name="T6">I am the way, and well I show</text:span></text:p>
            <text:p text:style-name="P5"><text:span text:style-name="T6">How you must sojourn here be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6" draw:layer="layout" svg:width="25.4cm" svg:height="7.011cm" svg:x="1.27cm" svg:y="0.762cm">
          <draw:text-box>
            <text:p text:style-name="P5"><text:span text:style-name="T5">3.</text:span><text:span text:style-name="T6"> “My heart abounds in lowliness,</text:span></text:p>
            <text:p text:style-name="P5"><text:span text:style-name="T6">My soul with love is glowing;</text:span></text:p>
            <text:p text:style-name="P5"><text:span text:style-name="T6">And gracious words My lips express,</text:span></text:p>
            <text:p text:style-name="P5"><text:span text:style-name="T6">With meekness overflow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6" draw:text-style-name="P6" draw:layer="layout" svg:width="25.4cm" svg:height="4.064cm" svg:x="1.27cm" svg:y="0.762cm">
          <draw:text-box>
            <text:p text:style-name="P5"><text:span text:style-name="T6">My heart, My mind, My strength, My all,</text:span></text:p>
            <text:p text:style-name="P5"><text:span text:style-name="T6">To God I yield, on Him I c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4" draw:layer="layout" svg:width="25.4cm" svg:height="7.011cm" svg:x="1.27cm" svg:y="0.762cm">
          <draw:text-box>
            <text:p text:style-name="P1"><text:span text:style-name="T7">4.</text:span><text:span text:style-name="T8"> “I teach you how to shun and flee</text:span><text:span text:style-name="T6"><text:line-break/></text:span><text:span text:style-name="T8">What harms your soul’s salvation,</text:span><text:span text:style-name="T6"><text:line-break/></text:span><text:span text:style-name="T8">Your heart from ev’ry guile to free,</text:span><text:span text:style-name="T6"><text:line-break/></text:span><text:span text:style-name="T8">From sin and its tempt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4" draw:text-style-name="P4" draw:layer="layout" svg:width="25.4cm" svg:height="3.81cm" svg:x="1.27cm" svg:y="0.762cm">
          <draw:text-box>
            <text:p text:style-name="P1"><text:span text:style-name="T8">I am the refuge of the soul</text:span><text:span text:style-name="T6"><text:line-break/></text:span><text:span text:style-name="T8">And lead you to your heav’nly goal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3" draw:text-style-name="P6" draw:layer="layout" svg:width="25.4cm" svg:height="7.011cm" svg:x="1.27cm" svg:y="0.762cm">
          <draw:text-box>
            <text:p text:style-name="P5"><text:span text:style-name="T7">5.</text:span><text:span text:style-name="T8"> Then let us follow Christ, our Lord,</text:span></text:p>
            <text:p text:style-name="P5"><text:span text:style-name="T8">And take the cross appointed</text:span></text:p>
            <text:p text:style-name="P5"><text:span text:style-name="T8">And, firmly clinging to His Word,</text:span></text:p>
            <text:p text:style-name="P5"><text:span text:style-name="T8">In suff’ring be undaun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7" draw:text-style-name="P9" draw:layer="layout" svg:width="25.4cm" svg:height="12.446cm" svg:x="1.27cm" svg:y="0.762cm">
          <draw:text-box>
            <text:p text:style-name="P5"><text:span text:style-name="T8">For those who bear the battle’s strain</text:span></text:p>
            <text:p text:style-name="P5"><text:span text:style-name="T8">The crown of heav’nly life obtain.</text:span></text:p>
            <text:p text:style-name="P1"><text:span text:style-name="T9"><text:line-break/></text:span><text:span text:style-name="T9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1"><text:s text:c="3"/></text:span><text:span text:style-name="T12"><text:s text:c="7"/></text:span><text:span text:style-name="T12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10" draw:display-name="Bitmap 10" xlink:href="Pictures/100000000000060000000360D11AEC5C0EE96338.bmp" xlink:type="simple" xlink:show="embed" xlink:actuate="onLoad"/>
    <draw:fill-image draw:name="Bitmap_20_11" draw:display-name="Bitmap 1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fill-image draw:name="Bitmap_20_6" draw:display-name="Bitmap 6" xlink:href="Pictures/100000000000060000000360D11AEC5C0EE96338.bmp" xlink:type="simple" xlink:show="embed" xlink:actuate="onLoad"/>
    <draw:fill-image draw:name="Bitmap_20_7" draw:display-name="Bitmap 7" xlink:href="Pictures/100000000000060000000360D11AEC5C0EE96338.bmp" xlink:type="simple" xlink:show="embed" xlink:actuate="onLoad"/>
    <draw:fill-image draw:name="Bitmap_20_8" draw:display-name="Bitmap 8" xlink:href="Pictures/100000000000060000000360D11AEC5C0EE96338.bmp" xlink:type="simple" xlink:show="embed" xlink:actuate="onLoad"/>
    <draw:fill-image draw:name="Bitmap_20_9" draw:display-name="Bitmap 9" xlink:href="Pictures/100000000000060000000360D11AEC5C0EE96338.bmp" xlink:type="simple" xlink:show="embed" xlink:actuate="onLoad"/>
    <draw:fill-image draw:name="background" xlink:href="Pictures/10000000000004880000028DC4471BB1AD50DC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22:28:19.921000000</meta:creation-date>
    <dc:date>2018-02-22T13:56:18.688000000</dc:date>
    <meta:editing-duration>PT46M11S</meta:editing-duration>
    <meta:editing-cycles>18</meta:editing-cycles>
    <meta:generator>LibreOffice/6.0.1.1$Windows_X86_64 LibreOffice_project/60bfb1526849283ce2491346ed2aa51c465abfe6</meta:generator>
    <meta:document-statistic meta:object-count="54"/>
  </office:meta>
</office:document-meta>
</file>